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Bìnhthường" style:master-page-name="MP0" style:family="paragraph">
      <style:paragraph-properties fo:break-before="page"/>
    </style:style>
    <style:style style:name="P2" style:parent-style-name="Bìnhthường" style:family="paragraph">
      <style:text-properties fo:language="vi" fo:country="VN"/>
    </style:style>
    <style:style style:name="P3" style:parent-style-name="Bìnhthường" style:family="paragraph">
      <style:text-properties fo:language="vi" fo:country="VN"/>
    </style:style>
    <style:style style:name="P4" style:parent-style-name="Bìnhthường" style:family="paragraph">
      <style:text-properties fo:language="vi" fo:country="VN"/>
    </style:style>
    <style:style style:name="P5" style:parent-style-name="Bìnhthường" style:family="paragraph">
      <style:text-properties fo:language="vi" fo:country="VN"/>
    </style:style>
    <style:style style:name="P6" style:parent-style-name="Bìnhthường" style:family="paragraph">
      <style:text-properties fo:language="vi" fo:country="VN"/>
    </style:style>
    <style:style style:name="T7" style:parent-style-name="Phôngmặcđịnhcủađoạnvăn" style:family="text">
      <style:text-properties fo:language="vi" fo:country="VN"/>
    </style:style>
  </office:automatic-styles>
  <office:body>
    <office:text text:use-soft-page-breaks="true">
      <text:p text:style-name="P1">Bt2</text:p>
      <text:p text:style-name="P2">Customer ở đây đang thiếu các rằng buộc gồm<text:s/></text:p>
      <text:p text:style-name="P3">cusId auto_increment<text:s/></text:p>
      <text:p text:style-name="P4">fullName, age, email thiếu not null</text:p>
      <text:p text:style-name="P5">email thiếu constraint check email có đúng định dạng<text:s/></text:p>
      <text:p text:style-name="P6">age thiếu rằng buộc check số tuổi không được âm và khôgn được quá 120 vì hiếm ai sống lâu đến vậy<text:s/></text:p>
      <text:p text:style-name="Bìnhthường"><text:span text:style-name="T7">và email thêm unique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BS" style:language-asian="en" style:country-asian="US" style:language-complex="ar" style:country-complex="SA" style:text-combine="none" fo:hyphenate="true"/>
    </style:default-style>
    <style:style style:name="Đầuđề1" style:display-name="Đầu đề 1" style:family="paragraph" style:parent-style-name="Bìnhthường" style:next-style-name="Bìnhthường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Đầuđề2" style:display-name="Đầu đề 2" style:family="paragraph" style:parent-style-name="Bìnhthường" style:next-style-name="Bìnhthường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Đầuđề3" style:display-name="Đầu đề 3" style:family="paragraph" style:parent-style-name="Bìnhthường" style:next-style-name="Bìnhthường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Đầuđề4" style:display-name="Đầu đề 4" style:family="paragraph" style:parent-style-name="Bìnhthường" style:next-style-name="Bìnhthường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Đầuđề5" style:display-name="Đầu đề 5" style:family="paragraph" style:parent-style-name="Bìnhthường" style:next-style-name="Bìnhthường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Đầuđề6" style:display-name="Đầu đề 6" style:family="paragraph" style:parent-style-name="Bìnhthường" style:next-style-name="Bìnhthường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Đầuđề7" style:display-name="Đầu đề 7" style:family="paragraph" style:parent-style-name="Bìnhthường" style:next-style-name="Bìnhthường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Đầuđề8" style:display-name="Đầu đề 8" style:family="paragraph" style:parent-style-name="Bìnhthường" style:next-style-name="Bìnhthường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Đầuđề9" style:display-name="Đầu đề 9" style:family="paragraph" style:parent-style-name="Bìnhthường" style:next-style-name="Bìnhthường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Bìnhthường" style:display-name="Bình thường" style:family="paragraph">
      <style:text-properties fo:hyphenate="false"/>
    </style:style>
    <style:style style:name="Phôngmặcđịnhcủađoạnvăn" style:display-name="Phông mặc định của đoạn văn" style:family="text"/>
    <style:style style:name="Đầuđề1Char" style:display-name="Đầu đề 1 Char" style:family="text" style:parent-style-name="Phôngmặcđịnhcủađoạnvăn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Đầuđề2Char" style:display-name="Đầu đề 2 Char" style:family="text" style:parent-style-name="Phôngmặcđịnhcủađoạnvăn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Đầuđề3Char" style:display-name="Đầu đề 3 Char" style:family="text" style:parent-style-name="Phôngmặcđịnhcủađoạnvăn">
      <style:text-properties style:font-name-asian="Times New Roman" style:font-name-complex="Times New Roman" fo:color="#0F4761" fo:font-size="14pt" style:font-size-asian="14pt" style:font-size-complex="14pt"/>
    </style:style>
    <style:style style:name="Đầuđề4Char" style:display-name="Đầu đề 4 Char" style:family="text" style:parent-style-name="Phôngmặcđịnhcủađoạnvăn">
      <style:text-properties style:font-name-asian="Times New Roman" style:font-name-complex="Times New Roman" fo:font-style="italic" style:font-style-asian="italic" style:font-style-complex="italic" fo:color="#0F4761"/>
    </style:style>
    <style:style style:name="Đầuđề5Char" style:display-name="Đầu đề 5 Char" style:family="text" style:parent-style-name="Phôngmặcđịnhcủađoạnvăn">
      <style:text-properties style:font-name-asian="Times New Roman" style:font-name-complex="Times New Roman" fo:color="#0F4761"/>
    </style:style>
    <style:style style:name="Đầuđề6Char" style:display-name="Đầu đề 6 Char" style:family="text" style:parent-style-name="Phôngmặcđịnhcủađoạnvăn">
      <style:text-properties style:font-name-asian="Times New Roman" style:font-name-complex="Times New Roman" fo:font-style="italic" style:font-style-asian="italic" style:font-style-complex="italic" fo:color="#595959"/>
    </style:style>
    <style:style style:name="Đầuđề7Char" style:display-name="Đầu đề 7 Char" style:family="text" style:parent-style-name="Phôngmặcđịnhcủađoạnvăn">
      <style:text-properties style:font-name-asian="Times New Roman" style:font-name-complex="Times New Roman" fo:color="#595959"/>
    </style:style>
    <style:style style:name="Đầuđề8Char" style:display-name="Đầu đề 8 Char" style:family="text" style:parent-style-name="Phôngmặcđịnhcủađoạnvăn">
      <style:text-properties style:font-name-asian="Times New Roman" style:font-name-complex="Times New Roman" fo:font-style="italic" style:font-style-asian="italic" style:font-style-complex="italic" fo:color="#272727"/>
    </style:style>
    <style:style style:name="Đầuđề9Char" style:display-name="Đầu đề 9 Char" style:family="text" style:parent-style-name="Phôngmặcđịnhcủađoạnvăn">
      <style:text-properties style:font-name-asian="Times New Roman" style:font-name-complex="Times New Roman" fo:color="#272727"/>
    </style:style>
    <style:style style:name="Tiêuđề" style:display-name="Tiêu đề" style:family="paragraph" style:parent-style-name="Bìnhthường" style:next-style-name="Bìnhthường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êuđềChar" style:display-name="Tiêu đề Char" style:family="text" style:parent-style-name="Phôngmặcđịnhcủađoạnvăn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Tiêuđềphụ" style:display-name="Tiêu đề phụ" style:family="paragraph" style:parent-style-name="Bìnhthường" style:next-style-name="Bìnhthường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TiêuđềphụChar" style:display-name="Tiêu đề phụ Char" style:family="text" style:parent-style-name="Phôngmặcđịnhcủađoạnvăn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Lờitríchdẫn" style:display-name="Lời trích dẫn" style:family="paragraph" style:parent-style-name="Bìnhthường" style:next-style-name="Bìnhthường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LờitríchdẫnChar" style:display-name="Lời trích dẫn Char" style:family="text" style:parent-style-name="Phôngmặcđịnhcủađoạnvăn">
      <style:text-properties fo:font-style="italic" style:font-style-asian="italic" style:font-style-complex="italic" fo:color="#404040"/>
    </style:style>
    <style:style style:name="ĐoạncủaDanhsách" style:display-name="Đoạn của Danh sách" style:family="paragraph" style:parent-style-name="Bìnhthường">
      <style:paragraph-properties style:contextual-spacing="true" fo:margin-left="0.5in">
        <style:tab-stops/>
      </style:paragraph-properties>
      <style:text-properties fo:hyphenate="false"/>
    </style:style>
    <style:style style:name="NhấnmạnhThêm" style:display-name="Nhấn mạnh Thêm" style:family="text" style:parent-style-name="Phôngmặcđịnhcủađoạnvăn">
      <style:text-properties fo:font-style="italic" style:font-style-asian="italic" style:font-style-complex="italic" fo:color="#0F4761"/>
    </style:style>
    <style:style style:name="NháyképĐậm" style:display-name="Nháy kép Đậm" style:family="paragraph" style:parent-style-name="Bìnhthường" style:next-style-name="Bìnhthường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NháyképĐậmChar" style:display-name="Nháy kép Đậm Char" style:family="text" style:parent-style-name="Phôngmặcđịnhcủađoạnvăn">
      <style:text-properties fo:font-style="italic" style:font-style-asian="italic" style:font-style-complex="italic" fo:color="#0F4761"/>
    </style:style>
    <style:style style:name="ThamchiếuNhấnmạnh" style:display-name="Tham chiếu Nhấn mạnh" style:family="text" style:parent-style-name="Phôngmặcđịnhcủađoạnvăn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lac nguyengiahuy</meta:initial-creator>
    <dc:creator>lac nguyengiahuy</dc:creator>
    <meta:creation-date>2026-04-22T04:32:00Z</meta:creation-date>
    <dc:date>2026-04-22T04:36:00Z</dc:date>
    <meta:template xlink:href="Normal.dotm" xlink:type="simple"/>
    <meta:editing-cycles>1</meta:editing-cycles>
    <meta:editing-duration>PT240S</meta:editing-duration>
    <meta:document-statistic meta:page-count="1" meta:paragraph-count="1" meta:word-count="42" meta:character-count="281" meta:row-count="2" meta:non-whitespace-character-count="240"/>
  </office:meta>
</office:document-meta>
</file>